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9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font-name="Segoe UI" fo:font-size="14pt" fo:language="zxx" fo:country="none" fo:font-weight="bold" style:font-name-asian="Segoe UI" style:font-size-asian="14pt" style:language-asian="zxx" style:country-asian="none" style:font-weight-asian="bold" style:font-name-complex="Segoe UI" style:font-size-complex="14pt" style:language-complex="zxx" style:country-complex="none" style:font-weight-complex="bold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table:number-columns-repeated="2"/>
          <table:table-cell table:style-name="ce5" office:value-type="string">
            <text:p>Signes et feedbacks</text:p>
          </table:table-cell>
          <table:table-cell/>
          <table:table-cell table:style-name="ce8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1" office:value-type="string">
            <text:p>UI</text:p>
          </table:table-cell>
          <table:table-cell table:style-name="ce1" office:value-type="string">
            <text:p>Visuel</text:p>
          </table:table-cell>
          <table:table-cell table:style-name="ce1" office:value-type="string">
            <text:p>Son</text:p>
          </table:table-cell>
          <table:table-cell/>
        </table:table-row>
        <table:table-row table:style-name="ro2">
          <table:table-cell/>
          <table:table-cell office:value-type="string">
            <text:p>Boutons</text:p>
          </table:table-cell>
          <table:table-cell office:value-type="string">
            <text:p>Highlight texte</text:p>
          </table:table-cell>
          <table:table-cell office:value-type="string">
            <text:p>Clic</text:p>
          </table:table-cell>
          <table:table-cell/>
        </table:table-row>
        <table:table-row table:style-name="ro2">
          <table:table-cell/>
          <table:table-cell office:value-type="string">
            <text:p>Champs de texte</text:p>
          </table:table-cell>
          <table:table-cell office:value-type="string">
            <text:p>Clignotement</text:p>
          </table:table-cell>
          <table:table-cell office:value-type="string">
            <text:p>Non</text:p>
          </table:table-cell>
          <table:table-cell/>
        </table:table-row>
        <table:table-row table:style-name="ro2">
          <table:table-cell/>
          <table:table-cell office:value-type="string">
            <text:p>Ouverture panneau</text:p>
          </table:table-cell>
          <table:table-cell office:value-type="string">
            <text:p>Slide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office:value-type="string">
            <text:p>Lancer animation</text:p>
          </table:table-cell>
          <table:table-cell office:value-type="string">
            <text:p>Highlight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IG</text:p>
          </table:table-cell>
          <table:table-cell table:style-name="ce6" table:number-columns-repeated="2"/>
          <table:table-cell/>
        </table:table-row>
        <table:table-row table:style-name="ro2">
          <table:table-cell/>
          <table:table-cell table:style-name="ce3" office:value-type="string">
            <text:p>Créer os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table:style-name="ce3" office:value-type="string">
            <text:p>En train de poser muscle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/>
          <table:table-cell office:value-type="string">
            <text:p>Détruire objet</text:p>
          </table:table-cell>
          <table:table-cell office:value-type="string">
            <text:p>Non</text:p>
          </table:table-cell>
          <table:table-cell office:value-type="string">
            <text:p>Bruit de crash</text:p>
          </table:table-cell>
          <table:table-cell/>
        </table:table-row>
        <table:table-row table:style-name="ro2">
          <table:table-cell/>
          <table:table-cell office:value-type="string">
            <text:p>Relier objets</text:p>
          </table:table-cell>
          <table:table-cell office:value-type="string">
            <text:p>Feu d'artifice ? </text:p>
          </table:table-cell>
          <table:table-cell office:value-type="string">
            <text:p>Ou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4" office:value-type="string">
            <text:p>Menu</text:p>
          </table:table-cell>
          <table:table-cell table:style-name="ce7" table:number-columns-repeated="2"/>
          <table:table-cell/>
        </table:table-row>
        <table:table-row table:style-name="ro2">
          <table:table-cell/>
          <table:table-cell office:value-type="string">
            <text:p>Boutons</text:p>
          </table:table-cell>
          <table:table-cell office:value-type="string">
            <text:p>Highlight texte</text:p>
          </table:table-cell>
          <table:table-cell office:value-type="string">
            <text:p>Clic</text:p>
          </table:table-cell>
          <table:table-cell/>
        </table:table-row>
        <table:table-row table:style-name="ro2">
          <table:table-cell/>
          <table:table-cell office:value-type="string">
            <text:p>Lancer jeu </text:p>
          </table:table-cell>
          <table:table-cell office:value-type="string">
            <text:p>?</text:p>
          </table:table-cell>
          <table:table-cell office:value-type="string">
            <text:p>Oui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5/07/2016</text:date>, <text:time>15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55:55.02</meta:creation-date>
    <dc:date>2016-07-05T15:56:07.22</dc:date>
    <meta:editing-duration>PT20M</meta:editing-duration>
    <meta:editing-cycles>4</meta:editing-cycles>
    <meta:generator>OpenOffice/4.1.2$Win32 OpenOffice.org_project/412m3$Build-9782</meta:generator>
    <meta:document-statistic meta:table-count="3" meta:cell-count="36" meta:object-count="0"/>
  </office:meta>
</office:document-meta>
</file>